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5d31" officeooo:paragraph-rsid="00005d31"/>
    </style:style>
    <style:style style:name="P2" style:family="paragraph" style:parent-style-name="Standard">
      <style:text-properties fo:font-weight="bold" officeooo:rsid="00005d31" officeooo:paragraph-rsid="00005d31" style:font-weight-asian="bold" style:font-weight-complex="bold"/>
    </style:style>
    <style:style style:name="P3" style:family="paragraph" style:parent-style-name="Standard">
      <style:text-properties fo:font-weight="bold" officeooo:rsid="00008ab2" officeooo:paragraph-rsid="00008ab2" style:font-weight-asian="bold" style:font-weight-complex="bold"/>
    </style:style>
    <style:style style:name="P4" style:family="paragraph" style:parent-style-name="Standard">
      <style:text-properties fo:font-weight="bold" officeooo:rsid="00055e9c" officeooo:paragraph-rsid="00055e9c" style:font-weight-asian="bold" style:font-weight-complex="bold"/>
    </style:style>
    <style:style style:name="P5" style:family="paragraph" style:parent-style-name="Standard">
      <style:text-properties fo:font-weight="normal" officeooo:rsid="00005d31" officeooo:paragraph-rsid="00005d31" style:font-weight-asian="normal" style:font-weight-complex="normal"/>
    </style:style>
    <style:style style:name="P6" style:family="paragraph" style:parent-style-name="Standard">
      <style:text-properties fo:font-weight="normal" officeooo:rsid="00008ab2" officeooo:paragraph-rsid="00008ab2" style:font-weight-asian="normal" style:font-weight-complex="normal"/>
    </style:style>
    <style:style style:name="P7" style:family="paragraph" style:parent-style-name="Standard">
      <style:text-properties fo:font-weight="normal" officeooo:rsid="00024333" officeooo:paragraph-rsid="00024333" style:font-weight-asian="normal" style:font-weight-complex="normal"/>
    </style:style>
    <style:style style:name="P8" style:family="paragraph" style:parent-style-name="Standard">
      <style:text-properties fo:font-weight="normal" officeooo:rsid="00042e04" officeooo:paragraph-rsid="00042e04" style:font-weight-asian="normal" style:font-weight-complex="normal"/>
    </style:style>
    <style:style style:name="P9" style:family="paragraph" style:parent-style-name="Standard">
      <style:text-properties fo:font-weight="normal" officeooo:rsid="00055e9c" officeooo:paragraph-rsid="00055e9c" style:font-weight-asian="normal" style:font-weight-complex="normal"/>
    </style:style>
    <style:style style:name="P10" style:family="paragraph" style:parent-style-name="Standard">
      <style:text-properties fo:font-weight="normal" officeooo:rsid="00055e9c" officeooo:paragraph-rsid="00055e9c" style:font-weight-asian="normal" style:font-weight-complex="normal"/>
    </style:style>
    <style:style style:name="P11" style:family="paragraph" style:parent-style-name="Standard">
      <style:text-properties fo:font-weight="normal" officeooo:rsid="00061215" officeooo:paragraph-rsid="00061215" style:font-weight-asian="normal" style:font-weight-complex="normal"/>
    </style:style>
    <style:style style:name="P12" style:family="paragraph" style:parent-style-name="Standard">
      <style:text-properties fo:font-weight="bold" officeooo:rsid="00061215" officeooo:paragraph-rsid="00061215" style:font-weight-asian="bold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08ab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42e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MA 2</text:span> (EVENTOS)</text:p>
      <text:p text:style-name="P1"/>
      <text:p text:style-name="P2">-esqueleto i</text:p>
      <text:p text:style-name="P1">iniciación de todo el sistema de eventos</text:p>
      <text:p text:style-name="P1">se definen los eventos que pueden ocurrir</text:p>
      <text:p text:style-name="P1">se preparan el generador/s de estos eventos</text:p>
      <text:p text:style-name="P1">se indica que codigo se ejecutará en respuesta a un evento producido (<text:span text:style-name="T2">callback</text:span>)</text:p>
      <text:p text:style-name="P1">se espera a que vayan produciendose los eventos</text:p>
      <text:p text:style-name="P1">se detectan pos el dispatcher o planificador, invoca el codigo previeamente hemos dicho</text:p>
      <text:p text:style-name="P1"/>
      <text:p text:style-name="P2">-esqueleto ii</text:p>
      <text:p text:style-name="P5">bucle espera de eventos = pasos anteriores de forma ininterumpida</text:p>
      <text:p text:style-name="P5">generador eventos -&gt; cola de eventos -&gt; dispatcher -&gt; manejadores</text:p>
      <text:p text:style-name="P5"><text:tab/>|<text:tab/><text:tab/><text:tab/><text:tab/><text:tab/>|</text:p>
      <text:p text:style-name="P5"><text:tab/>--------------------------------------------&gt;</text:p>
      <text:p text:style-name="P5"><text:tab/>cola de eventos no estrictamente innecesaria</text:p>
      <text:p text:style-name="P5"/>
      <text:p text:style-name="P3">--callback</text:p>
      <text:p text:style-name="P6">C =&gt; puntero a una funcion</text:p>
      <text:p text:style-name="P6">C# =&gt; uso de los delegados, además tiene comprobación de tipos</text:p>
      <text:p text:style-name="P6"/>
      <text:p text:style-name="P3">--Principio de HollyWood (IoC, DI)</text:p>
      <text:p text:style-name="P6">No nos llames ya te llamaremos</text:p>
      <text:p text:style-name="P6">Los evemtos dictan el flujo del programa</text:p>
      <text:p text:style-name="P6"/>
      <text:p text:style-name="P3">--Delegados</text:p>
      <text:p text:style-name="P6">tipo de datos que representa una referencia a un metodo</text:p>
      <text:p text:style-name="P6">podemos declarar variables, asignarles valor el cual es un método</text:p>
      <text:p text:style-name="P6">invacamos a estos métodos mediante el delegado</text:p>
      <text:p text:style-name="P6">podemos asignarle metodos de clase y de instancia</text:p>
      <text:p text:style-name="P6">public delegate int nombreDelegado(parametros);</text:p>
      <text:p text:style-name="P6"/>
      <text:p text:style-name="P6">--<text:span text:style-name="T3">Lambda</text:span></text:p>
      <text:p text:style-name="P7">se definen en el punto donde se usan</text:p>
      <text:p text:style-name="P7">delegate void Tdel(int x);</text:p>
      <text:p text:style-name="P7">Tdel <text:s/>= <text:span text:style-name="T4">x =&gt; x * x;</text:span></text:p>
      <text:p text:style-name="P8">delegate void Tdel();</text:p>
      <text:p text:style-name="P8">Tdel = () =&gt; algo();</text:p>
      <text:p text:style-name="P8"/>
      <text:p text:style-name="P4">--Marco de prog event c#</text:p>
      <text:p text:style-name="P9">Los eventos representan los cambios de estado de un objeto y a ellos les podemos "conectar" el codigo que queramos que se ejecute cuando se generan (callback)</text:p>
      <text:p text:style-name="P9">Cada vez que se produzca para un evento objeto de una clase, se ejecutarán todos los callbacks</text:p>
      <text:p text:style-name="P9"/>
      <text:p text:style-name="P12">--recapitulando</text:p>
      <text:p text:style-name="P11">Por cada eventos que pueda generar una clase debemos definir una variable en la clase de tipo EventHandler&lt;StatusChangeArgs&gt; nombreEvento.</text:p>
      <text:p text:style-name="P11">A esta variable de tipo eventos lo conectamos los metodos que necesitemos.</text:p>
      <text:p text:style-name="P11">Si invoca =&gt; nombreEvento(this, new StatusChangeArgs (st))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55S</meta:editing-duration>
    <meta:editing-cycles>5</meta:editing-cycles>
    <meta:generator>LibreOffice/5.2.6.2$Linux_X86_64 LibreOffice_project/20m0$Build-2</meta:generator>
    <dc:date>2017-03-23T10:15:10.827687818</dc:date>
    <meta:document-statistic meta:table-count="0" meta:image-count="0" meta:object-count="0" meta:page-count="1" meta:paragraph-count="39" meta:word-count="290" meta:character-count="1774" meta:non-whitespace-character-count="1522"/>
    <meta:user-defined meta:name="Info 1"/>
    <meta:user-defined meta:name="Info 2"/>
    <meta:user-defined meta:name="Info 3"/>
    <meta:user-defined meta:name="Info 4"/>
  </office:meta>
</office:document-meta>
</file>